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0A0000000A9CD39ACD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Standard">
      <style:paragraph-properties fo:break-before="page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 style:parent-style-name="Standard" style:list-style-name="L1">
      <style:text-properties fo:font-size="28pt" style:font-size-asian="28pt" style:font-size-complex="28pt"/>
    </style:style>
    <style:style style:name="P7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 style:list-style-name="L2">
      <style:text-properties fo:font-size="28pt" style:font-size-asian="28pt" style:font-size-complex="28pt"/>
    </style:style>
    <style:style style:name="P9" style:family="paragraph" style:parent-style-name="Standard" style:list-style-name="L3">
      <style:text-properties fo:font-size="28pt" style:font-size-asian="28pt" style:font-size-complex="28pt"/>
    </style:style>
    <style:style style:name="P10" style:family="paragraph" style:parent-style-name="Standard" style:list-style-name="L4">
      <style:text-properties fo:font-size="28pt" style:font-size-asian="28pt" style:font-size-complex="28pt"/>
    </style:style>
    <style:style style:name="P11" style:family="paragraph" style:parent-style-name="Standard" style:list-style-name="L5">
      <style:text-properties fo:font-size="28pt" fo:font-weight="normal" style:font-size-asian="28pt" style:font-weight-asian="normal" style:font-size-complex="28pt" style:font-weight-complex="normal"/>
    </style:style>
    <style:style style:name="P12" style:family="paragraph" style:parent-style-name="Standard">
      <style:text-properties fo:font-size="28pt" fo:font-weight="normal" style:font-size-asian="28pt" style:font-weight-asian="normal" style:font-size-complex="28pt" style:font-weight-complex="normal"/>
    </style:style>
    <style:style style:name="P13" style:family="paragraph" style:parent-style-name="Standard" style:list-style-name="L4">
      <style:text-properties fo:font-size="18pt" style:font-size-asian="18pt" style:font-size-complex="18pt"/>
    </style:style>
    <style:style style:name="P14" style:family="paragraph" style:parent-style-name="Standard">
      <style:text-properties fo:font-size="28pt" style:text-underline-style="none" style:font-size-asian="28pt" style:font-size-complex="28pt"/>
    </style:style>
    <style:style style:name="P15" style:family="paragraph" style:parent-style-name="Standard" style:list-style-name="L6"/>
    <style:style style:name="P16" style:family="paragraph" style:parent-style-name="Standard" style:list-style-name="L6">
      <style:text-properties fo:font-size="28pt" style:font-size-asian="28pt" style:font-size-complex="28pt"/>
    </style:style>
    <style:style style:name="P17" style:family="paragraph" style:parent-style-name="Standard" style:list-style-name="L7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9CD39ACD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style:style style:name="gr1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The JScience project</text:p>
      <text:p text:style-name="P1"/>
      <text:p text:style-name="P2">Copyright 2004-2008 JScience Consortium</text:p>
      <text:p text:style-name="P3"/>
      <text:p text:style-name="P3"/>
      <text:p text:style-name="P3"/>
      <text:p text:style-name="P4">What it is</text:p>
      <text:p text:style-name="P3"><draw:line text:anchor-type="paragraph" draw:z-index="0" draw:style-name="gr1" draw:text-style-name="P5" svg:x1="0.108cm" svg:y1="0.009cm" svg:x2="21.91cm" svg:y2="0.009cm"><text:p/></draw:line></text:p>
      <text:p text:style-name="P3"/>
      <text:p text:style-name="P3"/>
      <text:list text:style-name="L1">
        <text:list-item>
          <text:p text:style-name="P6">General Science API in Java</text:p>
        </text:list-item>
        <text:list-item>
          <text:p text:style-name="P6">All knowledge (but databases) up to undergraduate level and more</text:p>
        </text:list-item>
        <text:list-item>
          <text:p text:style-name="P6">Free</text:p>
        </text:list-item>
        <text:list-item>
          <text:p text:style-name="P6">Opensource, GPL</text:p>
        </text:list-item>
      </text:list>
      <text:p text:style-name="P3"/>
      <text:p text:style-name="P7"/>
      <text:p text:style-name="P4">History</text:p>
      <text:p text:style-name="P3"><draw:line text:anchor-type="paragraph" draw:z-index="1" draw:style-name="gr1" draw:text-style-name="P5" svg:x1="0.076cm" svg:y1="0.028cm" svg:x2="21.878cm" svg:y2="0.028cm"><text:p/></draw:line></text:p>
      <text:p text:style-name="P3"/>
      <text:list text:style-name="L2">
        <text:list-item>
          <text:p text:style-name="P8">Many unconnected projects</text:p>
        </text:list-item>
        <text:list-item>
          <text:p text:style-name="P8">No accurate authoritative source</text:p>
        </text:list-item>
        <text:list-item>
          <text:p text:style-name="P8">Always restarting from scratch</text:p>
        </text:list-item>
      </text:list>
      <text:p text:style-name="P3"/>
      <text:list text:style-name="L2">
        <text:list-item>
          <text:p text:style-name="P8">JSci in 1999-</text:p>
        </text:list-item>
        <text:list-item>
          <text:p text:style-name="P8">JADE in 2000-2004</text:p>
        </text:list-item>
        <text:list-item>
          <text:p text:style-name="P8">DigitalBiosphere in 2000-2003</text:p>
        </text:list-item>
        <text:list-item>
          <text:p text:style-name="P8">JScience from July 2004-</text:p>
        </text:list-item>
      </text:list>
      <text:p text:style-name="P3"/>
      <text:p text:style-name="P7"/>
      <text:p text:style-name="P4">Who &amp; Whom</text:p>
      <text:p text:style-name="P3"><draw:line text:anchor-type="paragraph" draw:z-index="2" draw:style-name="gr1" draw:text-style-name="P5" svg:x1="0.102cm" svg:y1="0.064cm" svg:x2="21.904cm" svg:y2="0.064cm"><text:p/></draw:line></text:p>
      <text:p text:style-name="P3"/>
      <text:p text:style-name="P3">Who should use it</text:p>
      <text:list text:style-name="L3">
        <text:list-item>
          <text:p text:style-name="P9">Researchers</text:p>
        </text:list-item>
      </text:list>
      <text:list text:style-name="L4">
        <text:list-item>
          <text:p text:style-name="P10">API Developers</text:p>
        </text:list-item>
        <text:list-item>
          <text:p text:style-name="P10">Corporate projects</text:p>
        </text:list-item>
      </text:list>
      <text:p text:style-name="P3"/>
      <text:p text:style-name="P3">Who develops it</text:p>
      <text:list text:style-name="L5">
        <text:list-item>
          <text:p text:style-name="P11">Computer enthusiasts</text:p>
        </text:list-item>
        <text:list-item>
          <text:p text:style-name="P11">Researchers</text:p>
        </text:list-item>
      </text:list>
      <text:p text:style-name="P4">Supported areas</text:p>
      <text:p text:style-name="P12"><draw:line text:anchor-type="paragraph" draw:z-index="3" draw:style-name="gr1" draw:text-style-name="P5" svg:x1="0.071cm" svg:y1="0.009cm" svg:x2="21.873cm" svg:y2="0.009cm"><text:p/></draw:line></text:p>
      <text:list text:style-name="L4">
        <text:list-item>
          <text:p text:style-name="P13">Architecture</text:p>
        </text:list-item>
        <text:list-item>
          <text:p text:style-name="P13">Astronomy</text:p>
        </text:list-item>
        <text:list-item>
          <text:p text:style-name="P13">Bibliography</text:p>
        </text:list-item>
        <text:list-item>
          <text:p text:style-name="P13">Biology</text:p>
        </text:list-item>
        <text:list-item>
          <text:p text:style-name="P13">Chemistry</text:p>
        </text:list-item>
        <text:list-item>
          <text:p text:style-name="P13">Computing</text:p>
        </text:list-item>
        <text:list-item>
          <text:p text:style-name="P13">Earth</text:p>
        </text:list-item>
        <text:list-item>
          <text:p text:style-name="P13">Economics</text:p>
        </text:list-item>
        <text:list-item>
          <text:p text:style-name="P13">Geography</text:p>
        </text:list-item>
        <text:list-item>
          <text:p text:style-name="P13">History</text:p>
        </text:list-item>
        <text:list-item>
          <text:p text:style-name="P13">Law</text:p>
        </text:list-item>
        <text:list-item>
          <text:p text:style-name="P13">Linguistics</text:p>
        </text:list-item>
        <text:list-item>
          <text:p text:style-name="P13">Mathematics</text:p>
        </text:list-item>
        <text:list-item>
          <text:p text:style-name="P13">Medicine</text:p>
        </text:list-item>
        <text:list-item>
          <text:p text:style-name="P13">Measure (a general purpose measure scheme)</text:p>
        </text:list-item>
        <text:list-item>
          <text:p text:style-name="P13">Physics</text:p>
        </text:list-item>
        <text:list-item>
          <text:p text:style-name="P13">philosophy</text:p>
        </text:list-item>
        <text:list-item>
          <text:p text:style-name="P13">Politics</text:p>
        </text:list-item>
        <text:list-item>
          <text:p text:style-name="P13">Psychology</text:p>
        </text:list-item>
        <text:list-item>
          <text:p text:style-name="P13">Society</text:p>
        </text:list-item>
      </text:list>
      <text:p text:style-name="P4">Philosophy</text:p>
      <text:p text:style-name="P3"><draw:line text:anchor-type="paragraph" draw:z-index="4" draw:style-name="gr1" draw:text-style-name="P5" svg:x1="0cm" svg:y1="0.009cm" svg:x2="21.802cm" svg:y2="0.009cm"><text:p/></draw:line></text:p>
      <text:p text:style-name="P3"/>
      <text:list text:style-name="L4">
        <text:list-item>
          <text:p text:style-name="P10">Java 1.5</text:p>
        </text:list-item>
        <text:list-item>
          <text:p text:style-name="P10">Objects are first rank citizens</text:p>
        </text:list-item>
        <text:list-item>
          <text:p text:style-name="P10">XML support</text:p>
        </text:list-item>
        <text:list-item>
          <text:p text:style-name="P10">International and acclaimed standards</text:p>
        </text:list-item>
      </text:list>
      <text:p text:style-name="P3"/>
      <text:p text:style-name="P7"/>
      <text:p text:style-name="P4">The website</text:p>
      <text:p text:style-name="P14"><draw:line text:anchor-type="paragraph" draw:z-index="6" draw:style-name="gr1" draw:text-style-name="P5" svg:x1="0.037cm" svg:y1="0.058cm" svg:x2="21.839cm" svg:y2="0.058cm"><text:p/></draw:line></text:p>
      <text:p text:style-name="P14"/>
      <text:list text:style-name="L6">
        <text:list-item>
          <text:p text:style-name="P15"><text:a xlink:type="simple" xlink:href="http://www.jscience.org/"><text:span text:style-name="T1">www.jscience.org</text:span></text:a></text:p>
        </text:list-item>
        <text:list-item>
          <text:p text:style-name="P16">jscience.dev.java.net</text:p>
        </text:list-item>
        <text:list-item>
          <text:p text:style-name="P16">jade.dav.java.net</text:p>
        </text:list-item>
      </text:list>
      <text:p text:style-name="P3"/>
      <text:list text:style-name="L7">
        <text:list-item>
          <text:p text:style-name="P17">A mailing list</text:p>
        </text:list-item>
      </text:list>
      <text:p text:style-name="P3"/>
      <text:list text:style-name="L6">
        <text:list-item>
          <text:p text:style-name="P16">Main distribution, 200 classes, 1MB zip</text:p>
        </text:list-item>
        <text:list-item>
          <text:p text:style-name="P16">Experimental distribution, 4400 classes, 25 MB zip</text:p>
        </text:list-item>
      </text:list>
      <text:p text:style-name="P3"/>
      <text:p text:style-name="P7"/>
      <text:p text:style-name="P4">Distributions</text:p>
      <text:p text:style-name="P3"><draw:line text:anchor-type="paragraph" draw:z-index="7" draw:style-name="gr1" draw:text-style-name="P5" svg:x1="0.002cm" svg:y1="0.025cm" svg:x2="21.804cm" svg:y2="0.025cm"><text:p/></draw:line></text:p>
      <text:p text:style-name="P3"/>
      <text:list text:style-name="L6">
        <text:list-item>
          <text:p text:style-name="P16">Core Mathematics</text:p>
        </text:list-item>
        <text:list-item>
          <text:p text:style-name="P16">Hard sciences</text:p>
        </text:list-item>
        <text:list-item>
          <text:p text:style-name="P16">Soft sciences</text:p>
        </text:list-item>
        <text:list-item>
          <text:p text:style-name="P16">Data files</text:p>
          <text:p text:style-name="P16"/>
        </text:list-item>
      </text:list>
      <text:p text:style-name="P7"/>
      <text:p text:style-name="P4">Future</text:p>
      <text:p text:style-name="P3"><draw:line text:anchor-type="paragraph" draw:z-index="5" draw:style-name="gr1" draw:text-style-name="P5" svg:x1="0.106cm" svg:y1="0.009cm" svg:x2="21.908cm" svg:y2="0.009cm"><text:p/></draw:line></text:p>
      <text:p text:style-name="P3"/>
      <text:list text:style-name="L4">
        <text:list-item>
          <text:p text:style-name="P10">Wider audience</text:p>
        </text:list-item>
        <text:list-item>
          <text:p text:style-name="P10">Better algorithms</text:p>
        </text:list-item>
        <text:list-item>
          <text:p text:style-name="P10">Some more packages</text:p>
        </text:list-item>
        <text:list-item>
          <text:p text:style-name="P10">More documentation and samp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Silvere Martin-Michiellot</meta:initial-creator>
    <meta:creation-date>2005-05-26T14:40:07</meta:creation-date>
    <dc:creator>Silvere Martin-Michiellot</dc:creator>
    <dc:date>2008-05-03T13:06:43</dc:date>
    <dc:language>en-US</dc:language>
    <meta:editing-cycles>13</meta:editing-cycles>
    <meta:editing-duration>PT56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66" meta:word-count="156" meta:character-count="1107"/>
  </office:meta>
</office:document-meta>
</file>